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473" table:style-name="ce25">
            <text:p>8473</text:p>
          </table:table-cell>
          <table:table-cell office:value-type="float" office:value="7517.1799999999994" table:style-name="ce43">
            <text:p>7517.18</text:p>
          </table:table-cell>
          <table:table-cell office:value-type="float" office:value="14687" table:style-name="ce42">
            <text:p>14687</text:p>
          </table:table-cell>
          <table:table-cell office:value-type="float" office:value="13404.949999999992" table:style-name="ce49">
            <text:p>13404.95</text:p>
          </table:table-cell>
          <table:table-cell office:value-type="float" office:value="8063" table:style-name="ce48">
            <text:p>8063</text:p>
          </table:table-cell>
          <table:table-cell office:value-type="float" office:value="7789.9200000000037" table:style-name="ce127">
            <text:p>7789.92</text:p>
          </table:table-cell>
          <table:table-cell office:value-type="float" office:value="2882" table:style-name="ce126">
            <text:p>2882</text:p>
          </table:table-cell>
          <table:table-cell office:value-type="float" office:value="2814.7500000000009" table:style-name="ce133">
            <text:p>2814.75</text:p>
          </table:table-cell>
          <table:table-cell office:value-type="float" office:value="269" table:style-name="ce132">
            <text:p>269</text:p>
          </table:table-cell>
          <table:table-cell office:value-type="float" office:value="264.55" table:style-name="ce145">
            <text:p>264.55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34374" table:content-validation-name="val2" table:style-name="ce109">
            <text:p>34,374</text:p>
          </table:table-cell>
          <table:table-cell office:value-type="float" office:value="31791.349999999995" table:content-validation-name="val2" table:style-name="ce108">
            <text:p>31,791.35</text:p>
          </table:table-cell>
          <table:table-cell office:value-type="float" office:value="1473" table:style-name="ce96">
            <text:p>1473</text:p>
          </table:table-cell>
          <table:table-cell office:value-type="float" office:value="1402.3099999999981" table:style-name="ce79">
            <text:p>1402.31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473" table:style-name="ce112">
            <text:p>1,473</text:p>
          </table:table-cell>
          <table:table-cell office:value-type="float" office:value="1402.3099999999981" table:style-name="ce119">
            <text:p>1,402.31</text:p>
          </table:table-cell>
          <table:table-cell office:value-type="float" office:value="35847" table:content-validation-name="val2" table:style-name="ce113">
            <text:p>35,847</text:p>
          </table:table-cell>
          <table:table-cell office:value-type="float" office:value="33193.659999999996" table:content-validation-name="val2" table:style-name="ce114">
            <text:p>33,193.66</text:p>
          </table:table-cell>
          <table:table-cell office:value-type="currency" office:value="81323226.070000008" table:content-validation-name="val1" table:style-name="ce12">
            <text:p>£81,323,226.07</text:p>
          </table:table-cell>
          <table:table-cell office:value-type="currency" office:value="10216778.279999997" table:content-validation-name="val1" table:style-name="ce12">
            <text:p>£10,216,778.28</text:p>
          </table:table-cell>
          <table:table-cell office:value-type="currency" office:value="427313.91999999998" table:content-validation-name="val1" table:style-name="ce12">
            <text:p>£427,313.92</text:p>
          </table:table-cell>
          <table:table-cell office:value-type="currency" office:value="240166.66999999998" table:content-validation-name="val1" table:style-name="ce12">
            <text:p>£240,166.67</text:p>
          </table:table-cell>
          <table:table-cell office:value-type="currency" office:value="23174729.219999999" table:content-validation-name="val1" table:style-name="ce12">
            <text:p>£23,174,729.22</text:p>
          </table:table-cell>
          <table:table-cell office:value-type="currency" office:value="8865979.1400000006" table:content-validation-name="val1" table:style-name="ce12">
            <text:p>£8,865,979.14</text:p>
          </table:table-cell>
          <table:table-cell office:value-type="currency" office:value="124248193.30000001" table:style-name="ce13">
            <text:p>£124,248,193.30</text:p>
          </table:table-cell>
          <table:table-cell office:value-type="currency" office:value="8070412.8599999994" table:content-validation-name="val1" table:style-name="ce14">
            <text:p>£8,070,412.86</text:p>
          </table:table-cell>
          <table:table-cell office:value-type="currency" office:value="3304721.2399999998" table:content-validation-name="val1" table:style-name="ce14">
            <text:p>£3,304,721.24</text:p>
          </table:table-cell>
          <table:table-cell office:value-type="currency" office:value="11375134.1" table:style-name="ce13">
            <text:p>£11,375,134.10</text:p>
          </table:table-cell>
          <table:table-cell office:value-type="currency" office:value="135623327.40000001" table:style-name="ce15">
            <text:p>£135,623,327.4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2" table:style-name="ce26">
            <text:p>362</text:p>
          </table:table-cell>
          <table:table-cell office:value-type="float" office:value="288.23299999999972" table:style-name="ce44">
            <text:p>288.23</text:p>
          </table:table-cell>
          <table:table-cell office:value-type="float" office:value="284" table:style-name="ce45">
            <text:p>284</text:p>
          </table:table-cell>
          <table:table-cell office:value-type="float" office:value="254.92299999999997" table:style-name="ce50">
            <text:p>254.92</text:p>
          </table:table-cell>
          <table:table-cell office:value-type="float" office:value="343" table:style-name="ce51">
            <text:p>343</text:p>
          </table:table-cell>
          <table:table-cell office:value-type="float" office:value="326.43" table:style-name="ce128">
            <text:p>326.43</text:p>
          </table:table-cell>
          <table:table-cell office:value-type="float" office:value="57" table:style-name="ce129">
            <text:p>57</text:p>
          </table:table-cell>
          <table:table-cell office:value-type="float" office:value="55.59" table:style-name="ce134">
            <text:p>55.59</text:p>
          </table:table-cell>
          <table:table-cell office:value-type="float" office:value="9" table:style-name="ce135">
            <text:p>9</text:p>
          </table:table-cell>
          <table:table-cell office:value-type="float" office:value="9" table:style-name="ce146">
            <text:p>9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61" table:content-validation-name="val2" table:style-name="ce109">
            <text:p>1,061</text:p>
          </table:table-cell>
          <table:table-cell office:value-type="float" office:value="934.96599999999978" table:content-validation-name="val2" table:style-name="ce108">
            <text:p>934.97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74">
            <text:p>3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9">
            <text:p>3.00</text:p>
          </table:table-cell>
          <table:table-cell office:value-type="float" office:value="1064" table:content-validation-name="val2" table:style-name="ce113">
            <text:p>1,064</text:p>
          </table:table-cell>
          <table:table-cell office:value-type="float" office:value="937.96599999999978" table:content-validation-name="val2" table:style-name="ce114">
            <text:p>937.97</text:p>
          </table:table-cell>
          <table:table-cell office:value-type="currency" office:value="2146560" table:content-validation-name="val1" table:style-name="ce12">
            <text:p>£2,146,560.00</text:p>
          </table:table-cell>
          <table:table-cell office:value-type="currency" office:value="39941" table:content-validation-name="val1" table:style-name="ce12">
            <text:p>£39,941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6260" table:content-validation-name="val1" table:style-name="ce12">
            <text:p>£26,260.00</text:p>
          </table:table-cell>
          <table:table-cell office:value-type="currency" office:value="573586" table:content-validation-name="val1" table:style-name="ce12">
            <text:p>£573,586.00</text:p>
          </table:table-cell>
          <table:table-cell office:value-type="currency" office:value="200649" table:content-validation-name="val1" table:style-name="ce12">
            <text:p>£200,649.00</text:p>
          </table:table-cell>
          <table:table-cell office:value-type="currency" office:value="2986996" table:style-name="ce13">
            <text:p>£2,986,996.00</text:p>
          </table:table-cell>
          <table:table-cell office:value-type="currency" office:value="119863.69" table:content-validation-name="val1" table:style-name="ce14">
            <text:p>£119,863.6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19863.69" table:style-name="ce13">
            <text:p>£119,863.69</text:p>
          </table:table-cell>
          <table:table-cell office:value-type="currency" office:value="3106859.69" table:style-name="ce15">
            <text:p>£3,106,859.6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92" table:style-name="ce27">
            <text:p>192</text:p>
          </table:table-cell>
          <table:table-cell office:value-type="float" office:value="186.6" table:style-name="ce46">
            <text:p>186.60</text:p>
          </table:table-cell>
          <table:table-cell office:value-type="float" office:value="467" table:style-name="ce47">
            <text:p>467</text:p>
          </table:table-cell>
          <table:table-cell office:value-type="float" office:value="452.8" table:style-name="ce52">
            <text:p>452.80</text:p>
          </table:table-cell>
          <table:table-cell office:value-type="float" office:value="271" table:style-name="ce53">
            <text:p>271</text:p>
          </table:table-cell>
          <table:table-cell office:value-type="float" office:value="262.7" table:style-name="ce130">
            <text:p>262.70</text:p>
          </table:table-cell>
          <table:table-cell office:value-type="float" office:value="41" table:style-name="ce131">
            <text:p>41</text:p>
          </table:table-cell>
          <table:table-cell office:value-type="float" office:value="40.4" table:style-name="ce136">
            <text:p>40.40</text:p>
          </table:table-cell>
          <table:table-cell office:value-type="float" office:value="13" table:style-name="ce137">
            <text:p>13</text:p>
          </table:table-cell>
          <table:table-cell office:value-type="float" office:value="12.6" table:style-name="ce148">
            <text:p>12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991" table:content-validation-name="val2" table:style-name="ce109">
            <text:p>991</text:p>
          </table:table-cell>
          <table:table-cell office:value-type="float" office:value="956.59999999999991" table:content-validation-name="val2" table:style-name="ce108">
            <text:p>956.60</text:p>
          </table:table-cell>
          <table:table-cell office:value-type="float" office:value="13" table:style-name="ce100">
            <text:p>13</text:p>
          </table:table-cell>
          <table:table-cell office:value-type="float" office:value="13" table:style-name="ce82">
            <text:p>13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2" table:style-name="ce65">
            <text:p>2</text:p>
          </table:table-cell>
          <table:table-cell office:value-type="float" office:value="1.2" table:style-name="ce76">
            <text:p>1.2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15" table:style-name="ce112">
            <text:p>15</text:p>
          </table:table-cell>
          <table:table-cell office:value-type="float" office:value="14.2" table:style-name="ce119">
            <text:p>14.20</text:p>
          </table:table-cell>
          <table:table-cell office:value-type="float" office:value="1006" table:content-validation-name="val2" table:style-name="ce113">
            <text:p>1,006</text:p>
          </table:table-cell>
          <table:table-cell office:value-type="float" office:value="970.8" table:content-validation-name="val2" table:style-name="ce114">
            <text:p>970.80</text:p>
          </table:table-cell>
          <table:table-cell office:value-type="currency" office:value="2788465" table:content-validation-name="val1" table:style-name="ce12">
            <text:p>£2,788,465.00</text:p>
          </table:table-cell>
          <table:table-cell office:value-type="currency" office:value="117031" table:content-validation-name="val1" table:style-name="ce12">
            <text:p>£117,031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4421" table:content-validation-name="val1" table:style-name="ce12">
            <text:p>£24,421.00</text:p>
          </table:table-cell>
          <table:table-cell office:value-type="currency" office:value="734069" table:content-validation-name="val1" table:style-name="ce12">
            <text:p>£734,069.00</text:p>
          </table:table-cell>
          <table:table-cell office:value-type="currency" office:value="321169" table:content-validation-name="val1" table:style-name="ce12">
            <text:p>£321,169.00</text:p>
          </table:table-cell>
          <table:table-cell office:value-type="currency" office:value="3985155" table:style-name="ce13">
            <text:p>£3,985,155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90377" table:content-validation-name="val1" table:style-name="ce14">
            <text:p>£90,377.00</text:p>
          </table:table-cell>
          <table:table-cell office:value-type="currency" office:value="90377" table:style-name="ce13">
            <text:p>£90,377.00</text:p>
          </table:table-cell>
          <table:table-cell office:value-type="currency" office:value="4075532" table:style-name="ce15">
            <text:p>£4,075,532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5" table:style-name="ce33">
            <text:p>5</text:p>
          </table:table-cell>
          <table:table-cell office:value-type="float" office:value="4.5999999999999996" table:style-name="ce37">
            <text:p>4.60</text:p>
          </table:table-cell>
          <table:table-cell office:value-type="float" office:value="9" table:style-name="ce36">
            <text:p>9</text:p>
          </table:table-cell>
          <table:table-cell office:value-type="float" office:value="8.6" table:style-name="ce55">
            <text:p>8.60</text:p>
          </table:table-cell>
          <table:table-cell office:value-type="float" office:value="37" table:style-name="ce54">
            <text:p>37</text:p>
          </table:table-cell>
          <table:table-cell office:value-type="float" office:value="36.799999999999997" table:style-name="ce121">
            <text:p>36.8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39">
            <text:p>1.00</text:p>
          </table:table-cell>
          <table:table-cell office:value-type="float" office:value="2" table:style-name="ce138">
            <text:p>2</text:p>
          </table:table-cell>
          <table:table-cell office:value-type="float" office:value="1.43" table:style-name="ce151">
            <text:p>1.4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4" table:content-validation-name="val2" table:style-name="ce109">
            <text:p>54</text:p>
          </table:table-cell>
          <table:table-cell office:value-type="float" office:value="52.43" table:content-validation-name="val2" table:style-name="ce108">
            <text:p>52.43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85">
            <text:p>1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.00</text:p>
          </table:table-cell>
          <table:table-cell office:value-type="float" office:value="55" table:content-validation-name="val2" table:style-name="ce113">
            <text:p>55</text:p>
          </table:table-cell>
          <table:table-cell office:value-type="float" office:value="53.43" table:content-validation-name="val2" table:style-name="ce114">
            <text:p>53.43</text:p>
          </table:table-cell>
          <table:table-cell office:value-type="currency" office:value="165111.35" table:content-validation-name="val1" table:style-name="ce12">
            <text:p>£165,111.35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0433.26" table:content-validation-name="val1" table:style-name="ce12">
            <text:p>£40,433.26</text:p>
          </table:table-cell>
          <table:table-cell office:value-type="currency" office:value="17246.25" table:content-validation-name="val1" table:style-name="ce12">
            <text:p>£17,246.25</text:p>
          </table:table-cell>
          <table:table-cell office:value-type="currency" office:value="223124.19" table:style-name="ce13">
            <text:p>£223,124.19</text:p>
          </table:table-cell>
          <table:table-cell office:value-type="currency" office:value="1590" table:content-validation-name="val1" table:style-name="ce14">
            <text:p>£1,59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590" table:style-name="ce13">
            <text:p>£1,590.00</text:p>
          </table:table-cell>
          <table:table-cell office:value-type="currency" office:value="224714.19" table:style-name="ce15">
            <text:p>£224,714.1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3" table:style-name="ce34">
            <text:p>83</text:p>
          </table:table-cell>
          <table:table-cell office:value-type="float" office:value="71.86" table:style-name="ce38">
            <text:p>71.86</text:p>
          </table:table-cell>
          <table:table-cell office:value-type="float" office:value="89" table:style-name="ce39">
            <text:p>89</text:p>
          </table:table-cell>
          <table:table-cell office:value-type="float" office:value="88.18" table:style-name="ce56">
            <text:p>88.18</text:p>
          </table:table-cell>
          <table:table-cell office:value-type="float" office:value="73" table:style-name="ce57">
            <text:p>73</text:p>
          </table:table-cell>
          <table:table-cell office:value-type="float" office:value="71.39" table:style-name="ce122">
            <text:p>71.39</text:p>
          </table:table-cell>
          <table:table-cell office:value-type="float" office:value="16" table:style-name="ce123">
            <text:p>16</text:p>
          </table:table-cell>
          <table:table-cell office:value-type="float" office:value="15.5" table:style-name="ce140">
            <text:p>15.5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6" table:style-name="ce153">
            <text:p>6</text:p>
          </table:table-cell>
          <table:table-cell office:value-type="float" office:value="1.1200000000000001" table:style-name="ce106">
            <text:p>1.12</text:p>
          </table:table-cell>
          <table:table-cell office:value-type="float" office:value="271" table:content-validation-name="val2" table:style-name="ce109">
            <text:p>271</text:p>
          </table:table-cell>
          <table:table-cell office:value-type="float" office:value="252.05" table:content-validation-name="val2" table:style-name="ce108">
            <text:p>252.05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.4" table:style-name="ce119">
            <text:p>3.40</text:p>
          </table:table-cell>
          <table:table-cell office:value-type="float" office:value="275" table:content-validation-name="val2" table:style-name="ce113">
            <text:p>275</text:p>
          </table:table-cell>
          <table:table-cell office:value-type="float" office:value="255.45000000000002" table:content-validation-name="val2" table:style-name="ce114">
            <text:p>255.45</text:p>
          </table:table-cell>
          <table:table-cell office:value-type="currency" office:value="788594.6" table:content-validation-name="val1" table:style-name="ce12">
            <text:p>£788,594.60</text:p>
          </table:table-cell>
          <table:table-cell office:value-type="currency" office:value="17376.669999999998" table:content-validation-name="val1" table:style-name="ce12">
            <text:p>£17,376.67</text:p>
          </table:table-cell>
          <table:table-cell office:value-type="currency" office:value="1000" table:content-validation-name="val1" table:style-name="ce12">
            <text:p>£1,000.00</text:p>
          </table:table-cell>
          <table:table-cell office:value-type="currency" office:value="18006.259999999998" table:content-validation-name="val1" table:style-name="ce12">
            <text:p>£18,006.26</text:p>
          </table:table-cell>
          <table:table-cell office:value-type="currency" office:value="180347.46" table:content-validation-name="val1" table:style-name="ce12">
            <text:p>£180,347.46</text:p>
          </table:table-cell>
          <table:table-cell office:value-type="currency" office:value="84423.25" table:content-validation-name="val1" table:style-name="ce12">
            <text:p>£84,423.25</text:p>
          </table:table-cell>
          <table:table-cell office:value-type="currency" office:value="1089748.24" table:style-name="ce13">
            <text:p>£1,089,748.2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70980" table:content-validation-name="val1" table:style-name="ce14">
            <text:p>£70,980.00</text:p>
          </table:table-cell>
          <table:table-cell office:value-type="currency" office:value="70980" table:style-name="ce13">
            <text:p>£70,980.00</text:p>
          </table:table-cell>
          <table:table-cell office:value-type="currency" office:value="1160728.24" table:style-name="ce15">
            <text:p>£1,160,728.2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9" table:style-name="ce35">
            <text:p>9</text:p>
          </table:table-cell>
          <table:table-cell office:value-type="float" office:value="8.6" table:style-name="ce40">
            <text:p>8.60</text:p>
          </table:table-cell>
          <table:table-cell office:value-type="float" office:value="10" table:style-name="ce41">
            <text:p>10</text:p>
          </table:table-cell>
          <table:table-cell office:value-type="float" office:value="8.69" table:style-name="ce58">
            <text:p>8.69</text:p>
          </table:table-cell>
          <table:table-cell office:value-type="float" office:value="92" table:style-name="ce59">
            <text:p>92</text:p>
          </table:table-cell>
          <table:table-cell office:value-type="float" office:value="90.63" table:style-name="ce124">
            <text:p>90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19" table:content-validation-name="val2" table:style-name="ce109">
            <text:p>119</text:p>
          </table:table-cell>
          <table:table-cell office:value-type="float" office:value="115.50999999999999" table:content-validation-name="val2" table:style-name="ce108">
            <text:p>115.5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119" table:content-validation-name="val2" table:style-name="ce113">
            <text:p>119</text:p>
          </table:table-cell>
          <table:table-cell office:value-type="float" office:value="115.50999999999999" table:content-validation-name="val2" table:style-name="ce114">
            <text:p>115.51</text:p>
          </table:table-cell>
          <table:table-cell office:value-type="currency" office:value="316667.40000000002" table:content-validation-name="val1" table:style-name="ce12">
            <text:p>£316,667.40</text:p>
          </table:table-cell>
          <table:table-cell office:value-type="currency" office:value="5311.67" table:content-validation-name="val1" table:style-name="ce12">
            <text:p>£5,311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7493.2" table:content-validation-name="val1" table:style-name="ce12">
            <text:p>£77,493.20</text:p>
          </table:table-cell>
          <table:table-cell office:value-type="currency" office:value="33199.51" table:content-validation-name="val1" table:style-name="ce12">
            <text:p>£33,199.51</text:p>
          </table:table-cell>
          <table:table-cell office:value-type="currency" office:value="432671.78" table:style-name="ce13">
            <text:p>£432,671.7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32671.78" table:style-name="ce15">
            <text:p>£432,671.78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9-09-25T10:47:57Z</dc:date>
  </office:meta>
</office:document-meta>
</file>